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2:40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30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9 Kommentare 102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1</text:p>
          </table:table-cell>
          <table:table-cell table:number-columns-repeated="6"/>
        </table:table-row>
        <table:table-row table:style-name="ro1">
          <table:table-cell table:formula="of:=SUM([.A50:.A100000])" office:value-type="float" office:value="11" calcext:value-type="float">
            <text:p>11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?fbid=3664163213614600&amp;set=a.512647388766214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/3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6.11.21, 02: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Less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TUNG: Die Information des Faktencheckers ist FALSCH! Die FAQ der BDÖ, dass ein At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wingend vorzulegenen ist, basiert auf keinerlei rechtlichen Grundlage. Es wird von der BDÖ einf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hauptet und der Faktenchecker übernimmt diese Behauptung als Faktu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 den österreichischen Schulen gilt zur Maskenbefreiung die COVID 19 Schulverordnung 2020/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hang A 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Bestätigung der Eltern bzw. Erziehungsberechtigten zur Maskenbefreiung in der Schule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tsgültig! Der Erziehungsberechtigte ist gesetzlich dazu verpflichtet eine Bestätigung be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nbleiben der Kinder von der Schule (Krankheit, Unfall) beim Turnen (Verletzung, Unwohl sein usw)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Schule auszuste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um sind die Erziehungsberechtigten auch VERPFLICHTET für die Tragebefreiung der Maske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licher Beeinträchtigung der Kinder, welche in der Ausnahmeregelung der COVID 19 S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egelt ist, auszuste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Attest eines Arztes ist nicht zwingend erforder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onik-Fotos · 06.10.202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not Gau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info Dank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 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Stes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 La dan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da Ko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betroffenen Eltern berichten, dass nur mehr Atteste vom Schul- bzw Facharzt in den Schul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zeptier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schreiben von Rechtsanwälten die das richtig stellen wollen, interessiert dort niema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drehen sich die Welt momentan wie sie wol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ktoria Finst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Weinhäup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664163213614600&amp;set=a.5126473887662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2: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Weinhäup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ktoria Finsterer o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Les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r Faktenchecker, NEIN es braucht KEIN ärtzliches Attest, Deine Info ist FALSCH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der ist es nicht Möglich bei diesen "unabhängigen" Faktencheckern Einspruch zu erh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Smutn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freiungen jeglicher Art MÜSSEN durch den Schulleiter/ die Schulleiterin genehmig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den. Bei einer Pandemie kann man nicht als Elternteil andere Menschen gefährden, n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l man selber keinen Mundschutz tragen will oder kann. Wenn jemand 1)aus medizinis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kation keinen tragen kann, sollte das Kind sicherheitshalber daheim bleiben. 2) W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nicht WILL, ist man nur eine Gefahr für ander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Let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Smutni Wahnsinn, was Sie alles wissen! Da fehlt dann nur mehr die Pandem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zum Glück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664163213614600&amp;set=a.5126473887662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3" calcext:value-type="float">
            <text:p>3</text:p>
          </table:table-cell>
          <table:table-cell table:style-name="ce7" table:formula="of:=COUNTIF([.D$1:.D$1048576];&quot;X&quot;)" office:value-type="float" office:value="2" calcext:value-type="float">
            <text:p>2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" calcext:value-type="float">
            <text:p>4</text:p>
          </table:table-cell>
          <table:table-cell table:formula="of:=COUNTIF([.G$1:.G$1048576];&quot;X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02];[.D202];[.F202])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3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3:55:13.38106023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3:59:04.395300175</dc:date>
    <meta:editing-duration>PT3M50S</meta:editing-duration>
    <meta:editing-cycles>4</meta:editing-cycles>
    <meta:document-statistic meta:table-count="1" meta:cell-count="149" meta:object-count="0"/>
  </office:meta>
</office:document-meta>
</file>